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2173in"/>
    </style:style>
    <style:style style:name="co2" style:family="table-column">
      <style:table-column-properties fo:break-before="auto" style:column-width="1.3055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1.328in"/>
    </style:style>
    <style:style style:name="co6" style:family="table-column">
      <style:table-column-properties fo:break-before="auto" style:column-width="1.1063in"/>
    </style:style>
    <style:style style:name="co7" style:family="table-column">
      <style:table-column-properties fo:break-before="auto" style:column-width="0.9846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2063in"/>
    </style:style>
    <style:style style:name="co10" style:family="table-column">
      <style:table-column-properties fo:break-before="auto" style:column-width="1.372in"/>
    </style:style>
    <style:style style:name="co11" style:family="table-column">
      <style:table-column-properties fo:break-before="auto" style:column-width="1.1398in"/>
    </style:style>
    <style:style style:name="co12" style:family="table-column">
      <style:table-column-properties fo:break-before="auto" style:column-width="1.08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2" style:family="table-cell" style:parent-style-name="Default" style:data-style-name="N107"/>
    <style:style style:name="ce3" style:family="table-cell" style:parent-style-name="Default" style:data-style-name="N108"/>
    <style:style style:name="ce4" style:family="table-cell" style:parent-style-name="Default" style:data-style-name="N3"/>
    <style:style style:name="ce5" style:family="table-cell" style:parent-style-name="Default" style:data-style-name="N60"/>
    <style:style style:name="ce6" style:family="table-cell" style:parent-style-name="Default" style:data-style-name="N106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row table:style-name="ro1">
          <table:table-cell table:number-columns-repeated="22"/>
        </table:table-row>
        <table:table-row table:style-name="ro2">
          <table:table-cell/>
          <table:table-cell office:value-type="string">
            <text:p>9-NONT (base)</text:p>
          </table:table-cell>
          <table:table-cell office:value-type="string">
            <text:p>8-NT</text:p>
          </table:table-cell>
          <table:table-cell office:value-type="string">
            <text:p>6-NOT</text:p>
          </table:table-cell>
          <table:table-cell office:value-type="string">
            <text:p>1-T</text:p>
          </table:table-cell>
          <table:table-cell office:value-type="string">
            <text:p>NOT overhead</text:p>
          </table:table-cell>
          <table:table-cell office:value-type="string">
            <text:p>total overhead</text:p>
          </table:table-cell>
          <table:table-cell office:value-type="string">
            <text:p># transactions</text:p>
          </table:table-cell>
          <table:table-cell office:value-type="string">
            <text:p>profiled # trans</text:p>
          </table:table-cell>
          <table:table-cell/>
          <table:table-cell office:value-type="string">
            <text:p># T reads</text:p>
          </table:table-cell>
          <table:table-cell office:value-type="string">
            <text:p># T writes</text:p>
          </table:table-cell>
          <table:table-cell office:value-type="string">
            <text:p>% T stores</text:p>
          </table:table-cell>
          <table:table-cell office:value-type="string">
            <text:p># NT reads</text:p>
          </table:table-cell>
          <table:table-cell office:value-type="string">
            <text:p># NT writes</text:p>
          </table:table-cell>
          <table:table-cell office:value-type="string">
            <text:p>avg T write obj size</text:p>
          </table:table-cell>
          <table:table-cell office:value-type="string">
            <text:p>avg writes per T</text:p>
          </table:table-cell>
          <table:table-cell office:value-type="string">
            <text:p>T method calls</text:p>
          </table:table-cell>
          <table:table-cell office:value-type="string">
            <text:p>virgin arr read</text:p>
          </table:table-cell>
          <table:table-cell office:value-type="string">
            <text:p>virgin obj read</text:p>
          </table:table-cell>
          <table:table-cell office:value-type="string">
            <text:p>virgin arr wr</text:p>
          </table:table-cell>
          <table:table-cell office:value-type="string">
            <text:p>virgin obj wr</text:p>
          </table:table-cell>
        </table:table-row>
        <table:table-row table:style-name="ro1">
          <table:table-cell/>
          <table:table-cell table:number-columns-repeated="6" office:value-type="string">
            <text:p>seconds</text:p>
          </table:table-cell>
          <table:table-cell table:number-columns-repeated="15"/>
        </table:table-row>
        <table:table-row table:style-name="ro1">
          <table:table-cell office:value-type="string">
            <text:p>201_compress</text:p>
          </table:table-cell>
          <table:table-cell table:number-columns-repeated="6"/>
          <table:table-cell table:style-name="ce4" office:value-type="float" office:value="2272">
            <text:p>2,272</text:p>
          </table:table-cell>
          <table:table-cell table:style-name="ce4"/>
          <table:table-cell/>
          <table:table-cell office:value-type="float" office:value="36907">
            <text:p>36907</text:p>
          </table:table-cell>
          <table:table-cell office:value-type="float" office:value="13122">
            <text:p>13122</text:p>
          </table:table-cell>
          <table:table-cell table:style-name="ce6" table:formula="oooc:=[.L4]/([.K4]+[.L4])" office:value-type="percentage" office:value="0.26228787303364">
            <text:p>26.2%</text:p>
          </table:table-cell>
          <table:table-cell office:value-type="float" office:value="2390105312">
            <text:p>2390105312</text:p>
          </table:table-cell>
          <table:table-cell office:value-type="float" office:value="591622549">
            <text:p>591622549</text:p>
          </table:table-cell>
          <table:table-cell office:value-type="float" office:value="331">
            <text:p>331</text:p>
          </table:table-cell>
          <table:table-cell table:formula="oooc:=[.L4]/[.H4]" office:value-type="float" office:value="5.77552816901408">
            <text:p>5.78</text:p>
          </table:table-cell>
          <table:table-cell table:number-columns-repeated="5"/>
        </table:table-row>
        <table:table-row table:style-name="ro1">
          <table:table-cell office:value-type="string">
            <text:p>202_jess</text:p>
          </table:table-cell>
          <table:table-cell office:value-type="float" office:value="11.98">
            <text:p>11.98</text:p>
          </table:table-cell>
          <table:table-cell office:value-type="float" office:value="17.5">
            <text:p>17.5</text:p>
          </table:table-cell>
          <table:table-cell office:value-type="float" office:value="15.63">
            <text:p>15.63</text:p>
          </table:table-cell>
          <table:table-cell office:value-type="float" office:value="37.83">
            <text:p>37.83</text:p>
          </table:table-cell>
          <table:table-cell table:formula="oooc:=[.D5]-[.B5]" office:value-type="float" office:value="3.65">
            <text:p>3.65</text:p>
          </table:table-cell>
          <table:table-cell table:formula="oooc:=[.E5]-[.B5]" office:value-type="float" office:value="25.85">
            <text:p>25.85</text:p>
          </table:table-cell>
          <table:table-cell table:style-name="ce4" office:value-type="float" office:value="4892829">
            <text:p>4,892,829</text:p>
          </table:table-cell>
          <table:table-cell table:style-name="ce4" office:value-type="float" office:value="4894306">
            <text:p>4,894,306</text:p>
          </table:table-cell>
          <table:table-cell/>
          <table:table-cell office:value-type="float" office:value="36498899">
            <text:p>36498899</text:p>
          </table:table-cell>
          <table:table-cell office:value-type="float" office:value="202138">
            <text:p>202138</text:p>
          </table:table-cell>
          <table:table-cell table:style-name="ce6" table:formula="oooc:=[.L5]/([.K5]+[.L5])" office:value-type="percentage" office:value="0.0055076917853847">
            <text:p>0.6%</text:p>
          </table:table-cell>
          <table:table-cell office:value-type="float" office:value="319869903">
            <text:p>319869903</text:p>
          </table:table-cell>
          <table:table-cell office:value-type="float" office:value="48570917">
            <text:p>48570917</text:p>
          </table:table-cell>
          <table:table-cell office:value-type="float" office:value="1342.5">
            <text:p>1342.5</text:p>
          </table:table-cell>
          <table:table-cell table:formula="oooc:=[.L5]/[.H5]" office:value-type="float" office:value="0.0413131135382005">
            <text:p>0.04</text:p>
          </table:table-cell>
          <table:table-cell office:value-type="float" office:value="12056382">
            <text:p>12056382</text:p>
          </table:table-cell>
          <table:table-cell office:value-type="float" office:value="4772604">
            <text:p>4772604</text:p>
          </table:table-cell>
          <table:table-cell office:value-type="float" office:value="14080844">
            <text:p>14080844</text:p>
          </table:table-cell>
          <table:table-cell office:value-type="float" office:value="52574">
            <text:p>52574</text:p>
          </table:table-cell>
          <table:table-cell office:value-type="float" office:value="10938">
            <text:p>10938</text:p>
          </table:table-cell>
        </table:table-row>
        <table:table-row table:style-name="ro2">
          <table:table-cell office:value-type="string">
            <text:p>205_raytrace</text:p>
          </table:table-cell>
          <table:table-cell office:value-type="float" office:value="13.89">
            <text:p>13.89</text:p>
          </table:table-cell>
          <table:table-cell office:value-type="float" office:value="18.48">
            <text:p>18.48</text:p>
          </table:table-cell>
          <table:table-cell office:value-type="float" office:value="14.69">
            <text:p>14.69</text:p>
          </table:table-cell>
          <table:table-cell office:value-type="float" office:value="22.03">
            <text:p>22.03</text:p>
          </table:table-cell>
          <table:table-cell table:formula="oooc:=[.D6]-[.B6]" office:value-type="float" office:value="0.799999999999999">
            <text:p>0.8</text:p>
          </table:table-cell>
          <table:table-cell table:formula="oooc:=[.E6]-[.B6]" office:value-type="float" office:value="8.14">
            <text:p>8.14</text:p>
          </table:table-cell>
          <table:table-cell table:style-name="ce4" office:value-type="float" office:value="4177">
            <text:p>4,177</text:p>
          </table:table-cell>
          <table:table-cell table:style-name="ce4" office:value-type="float" office:value="5251">
            <text:p>5,251</text:p>
          </table:table-cell>
          <table:table-cell/>
          <table:table-cell office:value-type="float" office:value="5603804">
            <text:p>5603804</text:p>
          </table:table-cell>
          <table:table-cell office:value-type="float" office:value="1690844">
            <text:p>1690844</text:p>
          </table:table-cell>
          <table:table-cell table:style-name="ce6" table:formula="oooc:=[.L6]/([.K6]+[.L6])" office:value-type="percentage" office:value="0.231792404513556">
            <text:p>23.2%</text:p>
          </table:table-cell>
          <table:table-cell office:value-type="float" office:value="362586698">
            <text:p>362586698</text:p>
          </table:table-cell>
          <table:table-cell office:value-type="float" office:value="50124317">
            <text:p>50124317</text:p>
          </table:table-cell>
          <table:table-cell office:value-type="float" office:value="57.8">
            <text:p>57.8</text:p>
          </table:table-cell>
          <table:table-cell table:formula="oooc:=[.L6]/[.H6]" office:value-type="float" office:value="404.798659324874">
            <text:p>404.8</text:p>
          </table:table-cell>
          <table:table-cell office:value-type="float" office:value="1856904">
            <text:p>1856904</text:p>
          </table:table-cell>
          <table:table-cell office:value-type="float" office:value="3996">
            <text:p>3996</text:p>
          </table:table-cell>
          <table:table-cell office:value-type="float" office:value="16128">
            <text:p>16128</text:p>
          </table:table-cell>
          <table:table-cell office:value-type="float" office:value="58351">
            <text:p>58351</text:p>
          </table:table-cell>
          <table:table-cell office:value-type="float" office:value="92243">
            <text:p>92243</text:p>
          </table:table-cell>
        </table:table-row>
        <table:table-row table:style-name="ro1">
          <table:table-cell office:value-type="string">
            <text:p>209_db</text:p>
          </table:table-cell>
          <table:table-cell office:value-type="float" office:value="34.04">
            <text:p>34.04</text:p>
          </table:table-cell>
          <table:table-cell office:value-type="float" office:value="36.86">
            <text:p>36.86</text:p>
          </table:table-cell>
          <table:table-cell office:value-type="float" office:value="84">
            <text:p>84</text:p>
          </table:table-cell>
          <table:table-cell office:value-type="float" office:value="231.88">
            <text:p>231.88</text:p>
          </table:table-cell>
          <table:table-cell table:formula="oooc:=[.D7]-[.B7]" office:value-type="float" office:value="49.96">
            <text:p>49.96</text:p>
          </table:table-cell>
          <table:table-cell table:formula="oooc:=[.E7]-[.B7]" office:value-type="float" office:value="197.84">
            <text:p>197.84</text:p>
          </table:table-cell>
          <table:table-cell table:style-name="ce4" office:value-type="float" office:value="45222742">
            <text:p>45,222,742</text:p>
          </table:table-cell>
          <table:table-cell table:style-name="ce4" office:value-type="float" office:value="45223851">
            <text:p>45,223,851</text:p>
          </table:table-cell>
          <table:table-cell/>
          <table:table-cell office:value-type="float" office:value="183071304">
            <text:p>183071304</text:p>
          </table:table-cell>
          <table:table-cell office:value-type="float" office:value="12303116">
            <text:p>12303116</text:p>
          </table:table-cell>
          <table:table-cell table:style-name="ce6" table:formula="oooc:=[.L7]/([.K7]+[.L7])" office:value-type="percentage" office:value="0.062971989884858">
            <text:p>6.3%</text:p>
          </table:table-cell>
          <table:table-cell office:value-type="float" office:value="619094140">
            <text:p>619094140</text:p>
          </table:table-cell>
          <table:table-cell office:value-type="float" office:value="33613948">
            <text:p>33613948</text:p>
          </table:table-cell>
          <table:table-cell office:value-type="float" office:value="40213.3">
            <text:p>40213.3</text:p>
          </table:table-cell>
          <table:table-cell table:formula="oooc:=[.L7]/[.H7]" office:value-type="float" office:value="0.272055949194766">
            <text:p>0.27</text:p>
          </table:table-cell>
          <table:table-cell office:value-type="float" office:value="68601472">
            <text:p>68601472</text:p>
          </table:table-cell>
          <table:table-cell office:value-type="float" office:value="46788299">
            <text:p>46788299</text:p>
          </table:table-cell>
          <table:table-cell office:value-type="float" office:value="49646374">
            <text:p>49646374</text:p>
          </table:table-cell>
          <table:table-cell office:value-type="float" office:value="174676">
            <text:p>174676</text:p>
          </table:table-cell>
          <table:table-cell office:value-type="float" office:value="2911145">
            <text:p>2911145</text:p>
          </table:table-cell>
        </table:table-row>
        <table:table-row table:style-name="ro2">
          <table:table-cell office:value-type="string">
            <text:p>213_javac</text:p>
          </table:table-cell>
          <table:table-cell office:value-type="float" office:value="12.21">
            <text:p>12.21</text:p>
          </table:table-cell>
          <table:table-cell office:value-type="float" office:value="20.01">
            <text:p>20.01</text:p>
          </table:table-cell>
          <table:table-cell office:value-type="float" office:value="14.31">
            <text:p>14.31</text:p>
          </table:table-cell>
          <table:table-cell office:value-type="float" office:value="55.54">
            <text:p>55.54</text:p>
          </table:table-cell>
          <table:table-cell table:formula="oooc:=[.D8]-[.B8]" office:value-type="float" office:value="2.1">
            <text:p>2.1</text:p>
          </table:table-cell>
          <table:table-cell table:formula="oooc:=[.E8]-[.B8]" office:value-type="float" office:value="43.33">
            <text:p>43.33</text:p>
          </table:table-cell>
          <table:table-cell table:style-name="ce4" office:value-type="float" office:value="668">
            <text:p>668</text:p>
          </table:table-cell>
          <table:table-cell table:style-name="ce4" office:value-type="float" office:value="2357">
            <text:p>2,357</text:p>
          </table:table-cell>
          <table:table-cell/>
          <table:table-cell office:value-type="float" office:value="363912961">
            <text:p>363912961</text:p>
          </table:table-cell>
          <table:table-cell office:value-type="float" office:value="108221328">
            <text:p>108221328</text:p>
          </table:table-cell>
          <table:table-cell table:style-name="ce6" table:formula="oooc:=[.L8]/([.K8]+[.L8])" office:value-type="percentage" office:value="0.229217259837698">
            <text:p>22.9%</text:p>
          </table:table-cell>
          <table:table-cell office:value-type="float" office:value="184259">
            <text:p>184259</text:p>
          </table:table-cell>
          <table:table-cell office:value-type="float" office:value="97471">
            <text:p>97471</text:p>
          </table:table-cell>
          <table:table-cell office:value-type="float" office:value="1394.6">
            <text:p>1394.6</text:p>
          </table:table-cell>
          <table:table-cell table:formula="oooc:=[.L8]/[.H8]" office:value-type="float" office:value="162007.976047904">
            <text:p>162007.98</text:p>
          </table:table-cell>
          <table:table-cell/>
          <table:table-cell table:number-columns-repeated="4"/>
        </table:table-row>
        <table:table-row table:style-name="ro2">
          <table:table-cell office:value-type="string">
            <text:p>222_mpegaudio</text:p>
          </table:table-cell>
          <table:table-cell office:value-type="float" office:value="10.42">
            <text:p>10.42</text:p>
          </table:table-cell>
          <table:table-cell office:value-type="float" office:value="41.12">
            <text:p>41.12</text:p>
          </table:table-cell>
          <table:table-cell office:value-type="float" office:value="10.48">
            <text:p>10.48</text:p>
          </table:table-cell>
          <table:table-cell office:value-type="float" office:value="44.51">
            <text:p>44.51</text:p>
          </table:table-cell>
          <table:table-cell table:formula="oooc:=[.D9]-[.B9]" office:value-type="float" office:value="0.0600000000000005">
            <text:p>0.06</text:p>
          </table:table-cell>
          <table:table-cell table:formula="oooc:=[.E9]-[.B9]" office:value-type="float" office:value="34.09">
            <text:p>34.09</text:p>
          </table:table-cell>
          <table:table-cell table:style-name="ce4" office:value-type="float" office:value="2991">
            <text:p>2,991</text:p>
          </table:table-cell>
          <table:table-cell table:style-name="ce4" office:value-type="float" office:value="4108">
            <text:p>4,108</text:p>
          </table:table-cell>
          <table:table-cell/>
          <table:table-cell office:value-type="float" office:value="33723">
            <text:p>33723</text:p>
          </table:table-cell>
          <table:table-cell office:value-type="float" office:value="7699">
            <text:p>7699</text:p>
          </table:table-cell>
          <table:table-cell table:style-name="ce6" table:formula="oooc:=[.L9]/([.K9]+[.L9])" office:value-type="percentage" office:value="0.185867413451789">
            <text:p>18.6%</text:p>
          </table:table-cell>
          <table:table-cell office:value-type="float" office:value="2217898692">
            <text:p>2217898692</text:p>
          </table:table-cell>
          <table:table-cell office:value-type="float" office:value="402878055">
            <text:p>402878055</text:p>
          </table:table-cell>
          <table:table-cell office:value-type="float" office:value="333.4">
            <text:p>333.4</text:p>
          </table:table-cell>
          <table:table-cell table:formula="oooc:=[.L9]/[.H9]" office:value-type="float" office:value="2.57405549983283">
            <text:p>2.57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228_jack</text:p>
          </table:table-cell>
          <table:table-cell office:value-type="float" office:value="6.62">
            <text:p>6.62</text:p>
          </table:table-cell>
          <table:table-cell office:value-type="float" office:value="10.11">
            <text:p>10.11</text:p>
          </table:table-cell>
          <table:table-cell office:value-type="float" office:value="15.79">
            <text:p>15.79</text:p>
          </table:table-cell>
          <table:table-cell office:value-type="float" office:value="52.22">
            <text:p>52.22</text:p>
          </table:table-cell>
          <table:table-cell table:formula="oooc:=[.D10]-[.B10]" office:value-type="float" office:value="9.17">
            <text:p>9.17</text:p>
          </table:table-cell>
          <table:table-cell table:formula="oooc:=[.E10]-[.B10]" office:value-type="float" office:value="45.6">
            <text:p>45.6</text:p>
          </table:table-cell>
          <table:table-cell table:style-name="ce4" office:value-type="float" office:value="12017041">
            <text:p>12,017,041</text:p>
          </table:table-cell>
          <table:table-cell table:style-name="ce4" office:value-type="float" office:value="12016887">
            <text:p>12,016,887</text:p>
          </table:table-cell>
          <table:table-cell/>
          <table:table-cell office:value-type="float" office:value="53067222">
            <text:p>53067222</text:p>
          </table:table-cell>
          <table:table-cell office:value-type="float" office:value="10845164">
            <text:p>10845164</text:p>
          </table:table-cell>
          <table:table-cell table:style-name="ce6" table:formula="oooc:=[.L10]/([.K10]+[.L10])" office:value-type="percentage" office:value="0.169687985048782">
            <text:p>17.0%</text:p>
          </table:table-cell>
          <table:table-cell office:value-type="float" office:value="84041337">
            <text:p>84041337</text:p>
          </table:table-cell>
          <table:table-cell office:value-type="float" office:value="39076021">
            <text:p>39076021</text:p>
          </table:table-cell>
          <table:table-cell office:value-type="float" office:value="45.9">
            <text:p>45.9</text:p>
          </table:table-cell>
          <table:table-cell table:formula="oooc:=[.L10]/[.H10]" office:value-type="float" office:value="0.902482066924795">
            <text:p>0.9</text:p>
          </table:table-cell>
          <table:table-cell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8"/>
          <table:table-cell table:style-name="ce5"/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>
            <text:p>t</text:p>
          </table:table-cell>
          <table:table-cell office:value-type="string">
            <text:p>st</text:p>
          </table:table-cell>
          <table:table-cell office:value-type="string">
            <text:p>r</text:p>
          </table:table-cell>
          <table:table-cell/>
          <table:table-cell office:value-type="string">
            <text:p>overhead</text:p>
          </table:table-cell>
          <table:table-cell table:number-columns-repeated="16"/>
        </table:table-row>
        <table:table-row table:style-name="ro1">
          <table:table-cell/>
          <table:table-cell table:formula="oooc:=[.H5]" office:value-type="float" office:value="4892829">
            <text:p>4892829</text:p>
          </table:table-cell>
          <table:table-cell table:formula="oooc:=[.H5]*[.P5]" office:value-type="float" office:value="6568622932.5">
            <text:p>6568622932.5</text:p>
          </table:table-cell>
          <table:table-cell table:formula="oooc:=[.K5]" office:value-type="float" office:value="36498899">
            <text:p>36498899</text:p>
          </table:table-cell>
          <table:table-cell/>
          <table:table-cell table:formula="oooc:=[.G5]" office:value-type="float" office:value="25.85">
            <text:p>25.85</text:p>
          </table:table-cell>
          <table:table-cell table:number-columns-repeated="16"/>
        </table:table-row>
        <table:table-row table:style-name="ro1">
          <table:table-cell/>
          <table:table-cell table:formula="oooc:=[.H6]" office:value-type="float" office:value="4177">
            <text:p>4177</text:p>
          </table:table-cell>
          <table:table-cell table:formula="oooc:=[.H6]*[.P6]" office:value-type="float" office:value="241430.6">
            <text:p>241430.6</text:p>
          </table:table-cell>
          <table:table-cell table:formula="oooc:=[.K6]" office:value-type="float" office:value="5603804">
            <text:p>5603804</text:p>
          </table:table-cell>
          <table:table-cell/>
          <table:table-cell table:formula="oooc:=[.G6]" office:value-type="float" office:value="8.14">
            <text:p>8.14</text:p>
          </table:table-cell>
          <table:table-cell table:number-columns-repeated="16"/>
        </table:table-row>
        <table:table-row table:style-name="ro1">
          <table:table-cell/>
          <table:table-cell table:formula="oooc:=[.H7]" office:value-type="float" office:value="45222742">
            <text:p>45222742</text:p>
          </table:table-cell>
          <table:table-cell table:formula="oooc:=[.H7]*[.P7]" office:value-type="float" office:value="1818555690868.6">
            <text:p>1818555690868.6</text:p>
          </table:table-cell>
          <table:table-cell table:formula="oooc:=[.K7]" office:value-type="float" office:value="183071304">
            <text:p>183071304</text:p>
          </table:table-cell>
          <table:table-cell/>
          <table:table-cell table:formula="oooc:=[.G7]" office:value-type="float" office:value="197.84">
            <text:p>197.84</text:p>
          </table:table-cell>
          <table:table-cell table:number-columns-repeated="16"/>
        </table:table-row>
        <table:table-row table:style-name="ro1">
          <table:table-cell/>
          <table:table-cell table:formula="oooc:=[.H8]" office:value-type="float" office:value="668">
            <text:p>668</text:p>
          </table:table-cell>
          <table:table-cell table:formula="oooc:=[.H8]*[.P8]" office:value-type="float" office:value="931592.8">
            <text:p>931592.8</text:p>
          </table:table-cell>
          <table:table-cell table:formula="oooc:=[.K8]" office:value-type="float" office:value="363912961">
            <text:p>363912961</text:p>
          </table:table-cell>
          <table:table-cell/>
          <table:table-cell table:formula="oooc:=[.G8]" office:value-type="float" office:value="43.33">
            <text:p>43.33</text:p>
          </table:table-cell>
          <table:table-cell table:number-columns-repeated="16"/>
        </table:table-row>
        <table:table-row table:style-name="ro1">
          <table:table-cell/>
          <table:table-cell table:formula="oooc:=[.H9]" office:value-type="float" office:value="2991">
            <text:p>2991</text:p>
          </table:table-cell>
          <table:table-cell table:formula="oooc:=[.H9]*[.P9]" office:value-type="float" office:value="997199.4">
            <text:p>997199.4</text:p>
          </table:table-cell>
          <table:table-cell table:formula="oooc:=[.K9]" office:value-type="float" office:value="33723">
            <text:p>33723</text:p>
          </table:table-cell>
          <table:table-cell/>
          <table:table-cell table:formula="oooc:=[.G9]" office:value-type="float" office:value="34.09">
            <text:p>34.09</text:p>
          </table:table-cell>
          <table:table-cell table:number-columns-repeated="16"/>
        </table:table-row>
        <table:table-row table:style-name="ro1">
          <table:table-cell/>
          <table:table-cell table:formula="oooc:=[.H10]" office:value-type="float" office:value="12017041">
            <text:p>12017041</text:p>
          </table:table-cell>
          <table:table-cell table:formula="oooc:=[.H10]*[.P10]" office:value-type="float" office:value="551582181.9">
            <text:p>551582181.9</text:p>
          </table:table-cell>
          <table:table-cell table:formula="oooc:=[.K10]" office:value-type="float" office:value="53067222">
            <text:p>53067222</text:p>
          </table:table-cell>
          <table:table-cell/>
          <table:table-cell table:formula="oooc:=[.G10]" office:value-type="float" office:value="45.6">
            <text:p>45.6</text:p>
          </table:table-cell>
          <table:table-cell table:number-columns-repeated="1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>
            <text:p>t</text:p>
          </table:table-cell>
          <table:table-cell office:value-type="string">
            <text:p># reads</text:p>
          </table:table-cell>
          <table:table-cell office:value-type="string">
            <text:p># writes</text:p>
          </table:table-cell>
          <table:table-cell/>
          <table:table-cell office:value-type="string">
            <text:p>overhead</text:p>
          </table:table-cell>
          <table:table-cell table:number-columns-repeated="16"/>
        </table:table-row>
        <table:table-row table:style-name="ro1">
          <table:table-cell/>
          <table:table-cell table:style-name="ce1" table:formula="oooc:=[.H5]" office:value-type="float" office:value="4892829">
            <text:p>4892829</text:p>
          </table:table-cell>
          <table:table-cell table:style-name="ce1" table:formula="oooc:=[.K5]+[.N5]" office:value-type="float" office:value="356368802">
            <text:p>356368802</text:p>
          </table:table-cell>
          <table:table-cell table:style-name="ce1" table:formula="oooc:=[.O5]+[.L5]" office:value-type="float" office:value="48773055">
            <text:p>48773055</text:p>
          </table:table-cell>
          <table:table-cell/>
          <table:table-cell table:formula="oooc:=[.C5]-[.B5]" office:value-type="float" office:value="5.52">
            <text:p>5.52</text:p>
          </table:table-cell>
          <table:table-cell table:number-columns-repeated="16"/>
        </table:table-row>
        <table:table-row table:style-name="ro1">
          <table:table-cell/>
          <table:table-cell table:style-name="ce1" table:formula="oooc:=[.H6]" office:value-type="float" office:value="4177">
            <text:p>4177</text:p>
          </table:table-cell>
          <table:table-cell table:style-name="ce1" table:formula="oooc:=[.K6]+[.N6]" office:value-type="float" office:value="368190502">
            <text:p>368190502</text:p>
          </table:table-cell>
          <table:table-cell table:style-name="ce1" table:formula="oooc:=[.O6]+[.L6]" office:value-type="float" office:value="51815161">
            <text:p>51815161</text:p>
          </table:table-cell>
          <table:table-cell/>
          <table:table-cell table:formula="oooc:=[.C6]-[.B6]" office:value-type="float" office:value="4.59">
            <text:p>4.59</text:p>
          </table:table-cell>
          <table:table-cell table:number-columns-repeated="16"/>
        </table:table-row>
        <table:table-row table:style-name="ro1">
          <table:table-cell/>
          <table:table-cell table:style-name="ce1" table:formula="oooc:=[.H7]" office:value-type="float" office:value="45222742">
            <text:p>45222742</text:p>
          </table:table-cell>
          <table:table-cell table:style-name="ce1" table:formula="oooc:=[.K7]+[.N7]" office:value-type="float" office:value="802165444">
            <text:p>802165444</text:p>
          </table:table-cell>
          <table:table-cell table:style-name="ce1" table:formula="oooc:=[.O7]+[.L7]" office:value-type="float" office:value="45917064">
            <text:p>45917064</text:p>
          </table:table-cell>
          <table:table-cell/>
          <table:table-cell table:formula="oooc:=[.C7]-[.B7]" office:value-type="float" office:value="2.82">
            <text:p>2.82</text:p>
          </table:table-cell>
          <table:table-cell table:number-columns-repeated="16"/>
        </table:table-row>
        <table:table-row table:style-name="ro1">
          <table:table-cell/>
          <table:table-cell table:style-name="ce1" table:formula="oooc:=[.H8]" office:value-type="float" office:value="668">
            <text:p>668</text:p>
          </table:table-cell>
          <table:table-cell table:style-name="ce1" table:formula="oooc:=[.K8]+[.N8]" office:value-type="float" office:value="364097220">
            <text:p>364097220</text:p>
          </table:table-cell>
          <table:table-cell table:style-name="ce1" table:formula="oooc:=[.O8]+[.L8]" office:value-type="float" office:value="108318799">
            <text:p>108318799</text:p>
          </table:table-cell>
          <table:table-cell/>
          <table:table-cell table:formula="oooc:=[.C8]-[.B8]" office:value-type="float" office:value="7.8">
            <text:p>7.8</text:p>
          </table:table-cell>
          <table:table-cell table:number-columns-repeated="16"/>
        </table:table-row>
        <table:table-row table:style-name="ro1">
          <table:table-cell/>
          <table:table-cell table:style-name="ce1" table:formula="oooc:=[.H9]" office:value-type="float" office:value="2991">
            <text:p>2991</text:p>
          </table:table-cell>
          <table:table-cell table:style-name="ce1" table:formula="oooc:=[.K9]+[.N9]" office:value-type="float" office:value="2217932415">
            <text:p>2217932415</text:p>
          </table:table-cell>
          <table:table-cell table:style-name="ce1" table:formula="oooc:=[.O9]+[.L9]" office:value-type="float" office:value="402885754">
            <text:p>402885754</text:p>
          </table:table-cell>
          <table:table-cell/>
          <table:table-cell table:formula="oooc:=[.C9]-[.B9]" office:value-type="float" office:value="30.7">
            <text:p>30.7</text:p>
          </table:table-cell>
          <table:table-cell table:number-columns-repeated="16"/>
        </table:table-row>
        <table:table-row table:style-name="ro1">
          <table:table-cell/>
          <table:table-cell table:style-name="ce1" table:formula="oooc:=[.H10]" office:value-type="float" office:value="12017041">
            <text:p>12017041</text:p>
          </table:table-cell>
          <table:table-cell table:style-name="ce1" table:formula="oooc:=[.K10]+[.N10]" office:value-type="float" office:value="137108559">
            <text:p>137108559</text:p>
          </table:table-cell>
          <table:table-cell table:style-name="ce1" table:formula="oooc:=[.O10]+[.L10]" office:value-type="float" office:value="49921185">
            <text:p>49921185</text:p>
          </table:table-cell>
          <table:table-cell/>
          <table:table-cell table:formula="oooc:=[.C10]-[.B10]" office:value-type="float" office:value="3.49">
            <text:p>3.49</text:p>
          </table:table-cell>
          <table:table-cell table:number-columns-repeated="1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>
            <text:p>read rate</text:p>
          </table:table-cell>
          <table:table-cell office:value-type="string">
            <text:p>write rate</text:p>
          </table:table-cell>
          <table:table-cell office:value-type="string">
            <text:p>% overhead</text:p>
          </table:table-cell>
          <table:table-cell table:number-columns-repeated="18"/>
        </table:table-row>
        <table:table-row table:style-name="ro1">
          <table:table-cell table:formula="oooc:=[.A4]" office:value-type="string" office:string-value="201_compress">
            <text:p>201_compress</text:p>
          </table:table-cell>
          <table:table-cell table:number-columns-repeated="21"/>
        </table:table-row>
        <table:table-row table:style-name="ro1">
          <table:table-cell table:formula="oooc:=[.A5]" office:value-type="string" office:string-value="202_jess">
            <text:p>202_jess</text:p>
          </table:table-cell>
          <table:table-cell table:formula="oooc:=[.C24]/[.B5]" office:value-type="float" office:value="29746978.4641068">
            <text:p>29746978.46</text:p>
          </table:table-cell>
          <table:table-cell table:formula="oooc:=[.D24]/[.B5]" office:value-type="float" office:value="4071206.59432387">
            <text:p>4071206.59</text:p>
          </table:table-cell>
          <table:table-cell table:formula="oooc:=[.F24]/[.B5]" office:value-type="float" office:value="0.460767946577629">
            <text:p>0.46</text:p>
          </table:table-cell>
          <table:table-cell table:number-columns-repeated="18"/>
        </table:table-row>
        <table:table-row table:style-name="ro1">
          <table:table-cell table:formula="oooc:=[.A6]" office:value-type="string" office:string-value="205_raytrace">
            <text:p>205_raytrace</text:p>
          </table:table-cell>
          <table:table-cell table:formula="oooc:=[.C25]/[.B6]" office:value-type="float" office:value="26507595.5363571">
            <text:p>26507595.54</text:p>
          </table:table-cell>
          <table:table-cell table:formula="oooc:=[.D25]/[.B6]" office:value-type="float" office:value="3730393.16054716">
            <text:p>3730393.16</text:p>
          </table:table-cell>
          <table:table-cell table:formula="oooc:=[.F25]/[.B6]" office:value-type="float" office:value="0.330453563714903">
            <text:p>0.33</text:p>
          </table:table-cell>
          <table:table-cell table:number-columns-repeated="18"/>
        </table:table-row>
        <table:table-row table:style-name="ro1">
          <table:table-cell table:formula="oooc:=[.A7]" office:value-type="string" office:string-value="209_db">
            <text:p>209_db</text:p>
          </table:table-cell>
          <table:table-cell table:formula="oooc:=[.C26]/[.B7]" office:value-type="float" office:value="23565377.3207991">
            <text:p>23565377.32</text:p>
          </table:table-cell>
          <table:table-cell table:formula="oooc:=[.D26]/[.B7]" office:value-type="float" office:value="1348914.92361927">
            <text:p>1348914.92</text:p>
          </table:table-cell>
          <table:table-cell table:formula="oooc:=[.F26]/[.B7]" office:value-type="float" office:value="0.0828437132784959">
            <text:p>0.08</text:p>
          </table:table-cell>
          <table:table-cell table:number-columns-repeated="18"/>
        </table:table-row>
        <table:table-row table:style-name="ro1">
          <table:table-cell table:formula="oooc:=[.A8]" office:value-type="string" office:string-value="213_javac">
            <text:p>213_javac</text:p>
          </table:table-cell>
          <table:table-cell table:formula="oooc:=[.C27]/[.B8]" office:value-type="float" office:value="29819592.1375921">
            <text:p>29819592.14</text:p>
          </table:table-cell>
          <table:table-cell table:formula="oooc:=[.D27]/[.B8]" office:value-type="float" office:value="8871318.50941851">
            <text:p>8871318.51</text:p>
          </table:table-cell>
          <table:table-cell table:formula="oooc:=[.F27]/[.B8]" office:value-type="float" office:value="0.638820638820639">
            <text:p>0.64</text:p>
          </table:table-cell>
          <table:table-cell table:number-columns-repeated="18"/>
        </table:table-row>
        <table:table-row table:style-name="ro1">
          <table:table-cell table:formula="oooc:=[.A9]" office:value-type="string" office:string-value="222_mpegaudio">
            <text:p>222_mpegaudio</text:p>
          </table:table-cell>
          <table:table-cell table:formula="oooc:=[.C28]/[.B9]" office:value-type="float" office:value="212853398.752399">
            <text:p>212853398.75</text:p>
          </table:table-cell>
          <table:table-cell table:formula="oooc:=[.D28]/[.B9]" office:value-type="float" office:value="38664659.6928983">
            <text:p>38664659.69</text:p>
          </table:table-cell>
          <table:table-cell table:formula="oooc:=[.F28]/[.B9]" office:value-type="float" office:value="2.94625719769674">
            <text:p>2.95</text:p>
          </table:table-cell>
          <table:table-cell table:number-columns-repeated="18"/>
        </table:table-row>
        <table:table-row table:style-name="ro1">
          <table:table-cell table:formula="oooc:=[.A10]" office:value-type="string" office:string-value="228_jack">
            <text:p>228_jack</text:p>
          </table:table-cell>
          <table:table-cell table:formula="oooc:=[.C29]/[.B10]" office:value-type="float" office:value="20711262.6888218">
            <text:p>20711262.69</text:p>
          </table:table-cell>
          <table:table-cell table:formula="oooc:=[.D29]/[.B10]" office:value-type="float" office:value="7540964.50151057">
            <text:p>7540964.5</text:p>
          </table:table-cell>
          <table:table-cell table:formula="oooc:=[.F29]/[.B10]" office:value-type="float" office:value="0.527190332326284">
            <text:p>0.53</text:p>
          </table:table-cell>
          <table:table-cell table:number-columns-repeated="18"/>
        </table:table-row>
        <table:table-row table:style-name="ro1">
          <table:table-cell table:number-columns-repeated="9"/>
          <table:table-cell office:value-type="string">
            <text:p>NT</text:p>
          </table:table-cell>
          <table:table-cell/>
          <table:table-cell office:value-type="string">
            <text:p># tran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T read rate</text:p>
          </table:table-cell>
          <table:table-cell office:value-type="string">
            <text:p>NT write rate</text:p>
          </table:table-cell>
          <table:table-cell office:value-type="string">
            <text:p>T read rate</text:p>
          </table:table-cell>
          <table:table-cell office:value-type="string">
            <text:p>T write rate</text:p>
          </table:table-cell>
          <table:table-cell office:value-type="string">
            <text:p><text:s/>t * sz / time</text:p>
          </table:table-cell>
          <table:table-cell office:value-type="string">
            <text:p>write*sz/time</text:p>
          </table:table-cell>
          <table:table-cell office:value-type="string">
            <text:p>trans rate</text:p>
          </table:table-cell>
          <table:table-cell office:value-type="string">
            <text:p>% overhead</text:p>
          </table:table-cell>
          <table:table-cell office:value-type="string">
            <text:p>predicted</text:p>
          </table:table-cell>
          <table:table-cell office:value-type="string">
            <text:p>remaining</text:p>
          </table:table-cell>
          <table:table-cell office:value-type="string">
            <text:p>predicted</text:p>
          </table:table-cell>
          <table:table-cell office:value-type="string">
            <text:p>remaining</text:p>
          </table:table-cell>
          <table:table-cell office:value-type="string">
            <text:p>virgin write rate</text:p>
          </table:table-cell>
          <table:table-cell office:value-type="string">
            <text:p>vir wr * sz</text:p>
          </table:table-cell>
          <table:table-cell office:value-type="string">
            <text:p>accuracy of trans predict</text:p>
          </table:table-cell>
          <table:table-cell table:number-columns-repeated="6"/>
        </table:table-row>
        <table:table-row table:style-name="ro1">
          <table:table-cell table:formula="oooc:=[.A34]" office:value-type="string" office:string-value="202_jess">
            <text:p>202_jess</text:p>
          </table:table-cell>
          <table:table-cell table:formula="oooc:=[.N5]/[.B5]" office:value-type="float" office:value="26700325.7929883">
            <text:p>26700325.79</text:p>
          </table:table-cell>
          <table:table-cell table:formula="oooc:=[.O5]/[.B5]" office:value-type="float" office:value="4054333.639399">
            <text:p>4054333.64</text:p>
          </table:table-cell>
          <table:table-cell table:formula="oooc:=[.K5]/[.B5]" office:value-type="float" office:value="3046652.67111853">
            <text:p>3046652.67</text:p>
          </table:table-cell>
          <table:table-cell table:formula="oooc:=[.L5]/[.B5]" office:value-type="float" office:value="16872.9549248748">
            <text:p>16872.95</text:p>
          </table:table-cell>
          <table:table-cell table:formula="oooc:=[.H5]*[.P5]/[.B5]" office:value-type="float" office:value="548299076.168614">
            <text:p>548299076.17</text:p>
          </table:table-cell>
          <table:table-cell table:formula="oooc:=[.L5]*[.P5]/[.B5]" office:value-type="float" office:value="22651941.9866444">
            <text:p>22651941.99</text:p>
          </table:table-cell>
          <table:table-cell table:formula="oooc:=[.H5]/[.B5]" office:value-type="float" office:value="408416.444073456">
            <text:p>408416.44</text:p>
          </table:table-cell>
          <table:table-cell table:formula="oooc:=[.G5]/[.B5]" office:value-type="float" office:value="2.15776293823038">
            <text:p>2.16</text:p>
          </table:table-cell>
          <table:table-cell table:formula="oooc:=([.B42]*0.0000000024) + ([.C42]*0.0000000635)" office:value-type="float" office:value="0.321530968005008">
            <text:p>0.32</text:p>
          </table:table-cell>
          <table:table-cell table:formula="oooc:=[.I42]-[.J42]" office:value-type="float" office:value="1.83623197022538">
            <text:p>1.84</text:p>
          </table:table-cell>
          <table:table-cell table:style-name="ce3" table:formula="oooc:=[.H42]*0.000000859+([.D42]+[.E42])*0.000000004" office:value-type="float" office:value="0.363083827963272">
            <text:p>0.3631</text:p>
          </table:table-cell>
          <table:table-cell table:formula="oooc:=[.K42]-[.L42]" office:value-type="float" office:value="1.4731481422621">
            <text:p>1.47</text:p>
          </table:table-cell>
          <table:table-cell table:formula="oooc:=SUM([.U5:.V5])/[.B5]" office:value-type="float" office:value="5301.50250417362">
            <text:p>5301.5</text:p>
          </table:table-cell>
          <table:table-cell table:formula="oooc:=[.N42]*[.P5]" office:value-type="float" office:value="7117267.11185309">
            <text:p>7117267.11</text:p>
          </table:table-cell>
          <table:table-cell table:formula="oooc:=([.L42]-([.F5]/[.B5]))/([.F5]/[.B5])" office:value-type="float" office:value="0.191710755890411">
            <text:p>0.19</text:p>
          </table:table-cell>
          <table:table-cell table:number-columns-repeated="6"/>
        </table:table-row>
        <table:table-row table:style-name="ro1">
          <table:table-cell table:formula="oooc:=[.A35]" office:value-type="string" office:string-value="205_raytrace">
            <text:p>205_raytrace</text:p>
          </table:table-cell>
          <table:table-cell table:formula="oooc:=[.N6]/[.B6]" office:value-type="float" office:value="26104153.9236861">
            <text:p>26104153.92</text:p>
          </table:table-cell>
          <table:table-cell table:formula="oooc:=[.O6]/[.B6]" office:value-type="float" office:value="3608662.13102952">
            <text:p>3608662.13</text:p>
          </table:table-cell>
          <table:table-cell table:formula="oooc:=[.K6]/[.B6]" office:value-type="float" office:value="403441.612670986">
            <text:p>403441.61</text:p>
          </table:table-cell>
          <table:table-cell table:formula="oooc:=[.L6]/[.B6]" office:value-type="float" office:value="121731.029517639">
            <text:p>121731.03</text:p>
          </table:table-cell>
          <table:table-cell table:formula="oooc:=[.H6]*[.P6]/[.B6]" office:value-type="float" office:value="17381.6126709863">
            <text:p>17381.61</text:p>
          </table:table-cell>
          <table:table-cell table:formula="oooc:=[.L6]*[.P6]/[.B6]" office:value-type="float" office:value="7036053.50611951">
            <text:p>7036053.51</text:p>
          </table:table-cell>
          <table:table-cell table:formula="oooc:=[.H6]/[.B6]" office:value-type="float" office:value="300.719942404608">
            <text:p>300.72</text:p>
          </table:table-cell>
          <table:table-cell table:formula="oooc:=[.G6]/[.B6]" office:value-type="float" office:value="0.586033117350612">
            <text:p>0.59</text:p>
          </table:table-cell>
          <table:table-cell table:formula="oooc:=([.B43]*0.0000000024) + ([.C43]*0.0000000635)" office:value-type="float" office:value="0.291800014737221">
            <text:p>0.29</text:p>
          </table:table-cell>
          <table:table-cell table:formula="oooc:=[.I43]-[.J43]" office:value-type="float" office:value="0.294233102613391">
            <text:p>0.29</text:p>
          </table:table-cell>
          <table:table-cell table:style-name="ce3" table:formula="oooc:=[.H43]*0.000000859+([.D43]+[.E43])*0.000000004" office:value-type="float" office:value="0.00235900899928006">
            <text:p>0.0024</text:p>
          </table:table-cell>
          <table:table-cell table:formula="oooc:=[.K43]-[.L43]" office:value-type="float" office:value="0.291874093614111">
            <text:p>0.29</text:p>
          </table:table-cell>
          <table:table-cell table:formula="oooc:=SUM([.U6:.V6])/[.B6]" office:value-type="float" office:value="10841.9006479482">
            <text:p>10841.9</text:p>
          </table:table-cell>
          <table:table-cell table:formula="oooc:=[.N43]*[.P6]" office:value-type="float" office:value="626661.857451404">
            <text:p>626661.86</text:p>
          </table:table-cell>
          <table:table-cell table:formula="oooc:=([.L43]-([.F6]/[.B6]))/([.F6]/[.B6])" office:value-type="float" office:value="-0.95904170625">
            <text:p>-0.96</text:p>
          </table:table-cell>
          <table:table-cell table:number-columns-repeated="6"/>
        </table:table-row>
        <table:table-row table:style-name="ro1">
          <table:table-cell table:formula="oooc:=[.A36]" office:value-type="string" office:string-value="209_db">
            <text:p>209_db</text:p>
          </table:table-cell>
          <table:table-cell table:formula="oooc:=[.N7]/[.B7]" office:value-type="float" office:value="18187254.4065805">
            <text:p>18187254.41</text:p>
          </table:table-cell>
          <table:table-cell table:formula="oooc:=[.O7]/[.B7]" office:value-type="float" office:value="987483.783783784">
            <text:p>987483.78</text:p>
          </table:table-cell>
          <table:table-cell table:formula="oooc:=[.K7]/[.B7]" office:value-type="float" office:value="5378122.91421857">
            <text:p>5378122.91</text:p>
          </table:table-cell>
          <table:table-cell table:formula="oooc:=[.L7]/[.B7]" office:value-type="float" office:value="361431.139835488">
            <text:p>361431.14</text:p>
          </table:table-cell>
          <table:table-cell table:formula="oooc:=[.H7]*[.P7]/[.B7]" office:value-type="float" office:value="53424080225.282">
            <text:p>53424080225.28</text:p>
          </table:table-cell>
          <table:table-cell table:formula="oooc:=[.L7]*[.P7]/[.B7]" office:value-type="float" office:value="14534338855.5464">
            <text:p>14534338855.55</text:p>
          </table:table-cell>
          <table:table-cell table:formula="oooc:=[.H7]/[.B7]" office:value-type="float" office:value="1328517.68507638">
            <text:p>1328517.69</text:p>
          </table:table-cell>
          <table:table-cell table:formula="oooc:=[.G7]/[.B7]" office:value-type="float" office:value="5.81198589894242">
            <text:p>5.81</text:p>
          </table:table-cell>
          <table:table-cell table:formula="oooc:=([.B44]*0.0000000024) + ([.C44]*0.0000000635)" office:value-type="float" office:value="0.106354630846063">
            <text:p>0.11</text:p>
          </table:table-cell>
          <table:table-cell table:formula="oooc:=[.I44]-[.J44]" office:value-type="float" office:value="5.70563126809636">
            <text:p>5.71</text:p>
          </table:table-cell>
          <table:table-cell table:style-name="ce3" table:formula="oooc:=[.H44]*0.000000859+([.D44]+[.E44])*0.000000004" office:value-type="float" office:value="1.16415490769683">
            <text:p>1.1642</text:p>
          </table:table-cell>
          <table:table-cell table:formula="oooc:=[.K44]-[.L44]" office:value-type="float" office:value="4.54147636039953">
            <text:p>4.54</text:p>
          </table:table-cell>
          <table:table-cell table:formula="oooc:=SUM([.U7:.V7])/[.B7]" office:value-type="float" office:value="90652.7908343126">
            <text:p>90652.79</text:p>
          </table:table-cell>
          <table:table-cell table:formula="oooc:=[.N44]*[.P7]" office:value-type="float" office:value="3645447873.65746">
            <text:p>3645447873.66</text:p>
          </table:table-cell>
          <table:table-cell table:formula="oooc:=([.L44]-([.F7]/[.B7]))/([.F7]/[.B7])" office:value-type="float" office:value="-0.206808785868695">
            <text:p>-0.21</text:p>
          </table:table-cell>
          <table:table-cell table:number-columns-repeated="6"/>
        </table:table-row>
        <table:table-row table:style-name="ro1">
          <table:table-cell table:formula="oooc:=[.A37]" office:value-type="string" office:string-value="213_javac">
            <text:p>213_javac</text:p>
          </table:table-cell>
          <table:table-cell table:formula="oooc:=[.N8]/[.B8]" office:value-type="float" office:value="15090.8271908272">
            <text:p>15090.83</text:p>
          </table:table-cell>
          <table:table-cell table:formula="oooc:=[.O8]/[.B8]" office:value-type="float" office:value="7982.88288288288">
            <text:p>7982.88</text:p>
          </table:table-cell>
          <table:table-cell table:formula="oooc:=[.K8]/[.B8]" office:value-type="float" office:value="29804501.3104013">
            <text:p>29804501.31</text:p>
          </table:table-cell>
          <table:table-cell table:formula="oooc:=[.L8]/[.B8]" office:value-type="float" office:value="8863335.62653563">
            <text:p>8863335.63</text:p>
          </table:table-cell>
          <table:table-cell table:formula="oooc:=[.H8]*[.P8]/[.B8]" office:value-type="float" office:value="76297.5266175266">
            <text:p>76297.53</text:p>
          </table:table-cell>
          <table:table-cell table:formula="oooc:=[.L8]*[.P8]/[.B8]" office:value-type="float" office:value="12360807864.7666">
            <text:p>12360807864.77</text:p>
          </table:table-cell>
          <table:table-cell table:formula="oooc:=[.H8]/[.B8]" office:value-type="float" office:value="54.7092547092547">
            <text:p>54.71</text:p>
          </table:table-cell>
          <table:table-cell table:formula="oooc:=[.G8]/[.B8]" office:value-type="float" office:value="3.54873054873055">
            <text:p>3.55</text:p>
          </table:table-cell>
          <table:table-cell table:formula="oooc:=([.B45]*0.0000000024) + ([.C45]*0.0000000635)" office:value-type="float" office:value="0.000543131048321048">
            <text:p>0</text:p>
          </table:table-cell>
          <table:table-cell table:formula="oooc:=[.I45]-[.J45]" office:value-type="float" office:value="3.54818741768223">
            <text:p>3.55</text:p>
          </table:table-cell>
          <table:table-cell table:style-name="ce3" table:formula="oooc:=[.H45]*0.000000859+([.D45]+[.E45])*0.000000004" office:value-type="float" office:value="0.154718342997543">
            <text:p>0.1547</text:p>
          </table:table-cell>
          <table:table-cell table:formula="oooc:=[.K45]-[.L45]" office:value-type="float" office:value="3.39346907468468">
            <text:p>3.39</text:p>
          </table:table-cell>
          <table:table-cell table:formula="oooc:=SUM([.U8:.V8])/[.B8]" office:value-type="float" office:value="0">
            <text:p>0</text:p>
          </table:table-cell>
          <table:table-cell table:formula="oooc:=[.N45]*[.P8]" office:value-type="float" office:value="0">
            <text:p>0</text:p>
          </table:table-cell>
          <table:table-cell table:formula="oooc:=([.L45]-([.F8]/[.B8]))/([.F8]/[.B8])" office:value-type="float" office:value="-0.100423348571428">
            <text:p>-0.1</text:p>
          </table:table-cell>
          <table:table-cell table:number-columns-repeated="6"/>
        </table:table-row>
        <table:table-row table:style-name="ro1">
          <table:table-cell table:formula="oooc:=[.A38]" office:value-type="string" office:string-value="222_mpegaudio">
            <text:p>222_mpegaudio</text:p>
          </table:table-cell>
          <table:table-cell table:formula="oooc:=[.N9]/[.B9]" office:value-type="float" office:value="212850162.380038">
            <text:p>212850162.38</text:p>
          </table:table-cell>
          <table:table-cell table:formula="oooc:=[.O9]/[.B9]" office:value-type="float" office:value="38663920.8253359">
            <text:p>38663920.83</text:p>
          </table:table-cell>
          <table:table-cell table:formula="oooc:=[.K9]/[.B9]" office:value-type="float" office:value="3236.37236084453">
            <text:p>3236.37</text:p>
          </table:table-cell>
          <table:table-cell table:formula="oooc:=[.L9]/[.B9]" office:value-type="float" office:value="738.867562380038">
            <text:p>738.87</text:p>
          </table:table-cell>
          <table:table-cell table:formula="oooc:=[.H9]*[.P9]/[.B9]" office:value-type="float" office:value="95700.5182341651">
            <text:p>95700.52</text:p>
          </table:table-cell>
          <table:table-cell table:formula="oooc:=[.L9]*[.P9]/[.B9]" office:value-type="float" office:value="246338.445297505">
            <text:p>246338.45</text:p>
          </table:table-cell>
          <table:table-cell table:formula="oooc:=[.H9]/[.B9]" office:value-type="float" office:value="287.044145873321">
            <text:p>287.04</text:p>
          </table:table-cell>
          <table:table-cell table:formula="oooc:=[.G9]/[.B9]" office:value-type="float" office:value="3.27159309021113">
            <text:p>3.27</text:p>
          </table:table-cell>
          <table:table-cell table:formula="oooc:=([.B46]*0.0000000024) + ([.C46]*0.0000000635)" office:value-type="float" office:value="2.96599936212092">
            <text:p>2.97</text:p>
          </table:table-cell>
          <table:table-cell table:formula="oooc:=[.I46]-[.J46]" office:value-type="float" office:value="0.30559372809021">
            <text:p>0.31</text:p>
          </table:table-cell>
          <table:table-cell table:style-name="ce3" table:formula="oooc:=[.H46]*0.000000859+([.D46]+[.E46])*0.000000004" office:value-type="float" office:value="0.000262471880998081">
            <text:p>0.0003</text:p>
          </table:table-cell>
          <table:table-cell table:formula="oooc:=[.K46]-[.L46]" office:value-type="float" office:value="0.305331256209212">
            <text:p>0.31</text:p>
          </table:table-cell>
          <table:table-cell table:formula="oooc:=SUM([.U9:.V9])/[.B9]" office:value-type="float" office:value="0">
            <text:p>0</text:p>
          </table:table-cell>
          <table:table-cell table:formula="oooc:=[.N46]*[.P9]" office:value-type="float" office:value="0">
            <text:p>0</text:p>
          </table:table-cell>
          <table:table-cell table:formula="oooc:=([.L46]-([.F9]/[.B9]))/([.F9]/[.B9])" office:value-type="float" office:value="-0.954417383333334">
            <text:p>-0.95</text:p>
          </table:table-cell>
          <table:table-cell table:number-columns-repeated="6"/>
        </table:table-row>
        <table:table-row table:style-name="ro1">
          <table:table-cell table:formula="oooc:=[.A39]" office:value-type="string" office:string-value="228_jack">
            <text:p>228_jack</text:p>
          </table:table-cell>
          <table:table-cell table:formula="oooc:=[.N10]/[.B10]" office:value-type="float" office:value="12695066.0120846">
            <text:p>12695066.01</text:p>
          </table:table-cell>
          <table:table-cell table:formula="oooc:=[.O10]/[.B10]" office:value-type="float" office:value="5902722.20543807">
            <text:p>5902722.21</text:p>
          </table:table-cell>
          <table:table-cell table:formula="oooc:=[.K10]/[.B10]" office:value-type="float" office:value="8016196.67673716">
            <text:p>8016196.68</text:p>
          </table:table-cell>
          <table:table-cell table:formula="oooc:=[.L10]/[.B10]" office:value-type="float" office:value="1638242.29607251">
            <text:p>1638242.3</text:p>
          </table:table-cell>
          <table:table-cell table:formula="oooc:=[.H10]*[.P10]/[.B10]" office:value-type="float" office:value="83320571.2839879">
            <text:p>83320571.28</text:p>
          </table:table-cell>
          <table:table-cell table:formula="oooc:=[.L10]*[.P10]/[.B10]" office:value-type="float" office:value="75195321.3897281">
            <text:p>75195321.39</text:p>
          </table:table-cell>
          <table:table-cell table:formula="oooc:=[.H10]/[.B10]" office:value-type="float" office:value="1815262.99093656">
            <text:p>1815262.99</text:p>
          </table:table-cell>
          <table:table-cell table:formula="oooc:=[.G10]/[.B10]" office:value-type="float" office:value="6.88821752265861">
            <text:p>6.89</text:p>
          </table:table-cell>
          <table:table-cell table:formula="oooc:=([.B47]*0.0000000024) + ([.C47]*0.0000000635)" office:value-type="float" office:value="0.40529101847432">
            <text:p>0.41</text:p>
          </table:table-cell>
          <table:table-cell table:formula="oooc:=[.I47]-[.J47]" office:value-type="float" office:value="6.48292650418429">
            <text:p>6.48</text:p>
          </table:table-cell>
          <table:table-cell table:style-name="ce3" table:formula="oooc:=[.H47]*0.000000859+([.D47]+[.E47])*0.000000004" office:value-type="float" office:value="1.59792866510574">
            <text:p>1.5979</text:p>
          </table:table-cell>
          <table:table-cell table:formula="oooc:=[.K47]-[.L47]" office:value-type="float" office:value="4.88499783907855">
            <text:p>4.88</text:p>
          </table:table-cell>
          <table:table-cell table:formula="oooc:=SUM([.U10:.V10])/[.B10]" office:value-type="float" office:value="0">
            <text:p>0</text:p>
          </table:table-cell>
          <table:table-cell table:formula="oooc:=[.N47]*[.P10]" office:value-type="float" office:value="0">
            <text:p>0</text:p>
          </table:table-cell>
          <table:table-cell table:formula="oooc:=([.L47]-([.F10]/[.B10]))/([.F10]/[.B10])" office:value-type="float" office:value="0.153575546673937">
            <text:p>0.15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>
            <text:p>transaction rate</text:p>
          </table:table-cell>
          <table:table-cell office:value-type="string">
            <text:p>T access rate</text:p>
          </table:table-cell>
          <table:table-cell office:value-type="string">
            <text:p>NOT overhead</text:p>
          </table:table-cell>
          <table:table-cell office:value-type="string">
            <text:p>total overhead</text:p>
          </table:table-cell>
          <table:table-cell office:value-type="string">
            <text:p>T call rate</text:p>
          </table:table-cell>
          <table:table-cell table:number-columns-repeated="16"/>
        </table:table-row>
        <table:table-row table:style-name="ro1">
          <table:table-cell table:formula="oooc:=[.A34]" office:value-type="string" office:string-value="202_jess">
            <text:p>202_jess</text:p>
          </table:table-cell>
          <table:table-cell table:formula="oooc:=[.H42]" office:value-type="float" office:value="408416.444073456">
            <text:p>408416.44</text:p>
          </table:table-cell>
          <table:table-cell table:formula="oooc:=[.D42]+[.E42]" office:value-type="float" office:value="3063525.62604341">
            <text:p>3063525.63</text:p>
          </table:table-cell>
          <table:table-cell table:formula="oooc:=[.F5]/[.B5]" office:value-type="float" office:value="0.304674457429048">
            <text:p>0.3</text:p>
          </table:table-cell>
          <table:table-cell table:formula="oooc:=[.G5]/[.B5]" office:value-type="float" office:value="2.15776293823038">
            <text:p>2.16</text:p>
          </table:table-cell>
          <table:table-cell table:formula="oooc:=[.R5]/[.B5]" office:value-type="float" office:value="1006375.79298831">
            <text:p>1006375.79</text:p>
          </table:table-cell>
          <table:table-cell table:number-columns-repeated="16"/>
        </table:table-row>
        <table:table-row table:style-name="ro1">
          <table:table-cell table:formula="oooc:=[.A35]" office:value-type="string" office:string-value="205_raytrace">
            <text:p>205_raytrace</text:p>
          </table:table-cell>
          <table:table-cell table:formula="oooc:=[.H43]" office:value-type="float" office:value="300.719942404608">
            <text:p>300.72</text:p>
          </table:table-cell>
          <table:table-cell table:formula="oooc:=[.D43]+[.E43]" office:value-type="float" office:value="525172.642188625">
            <text:p>525172.64</text:p>
          </table:table-cell>
          <table:table-cell table:formula="oooc:=[.F6]/[.B6]" office:value-type="float" office:value="0.0575953923686104">
            <text:p>0.06</text:p>
          </table:table-cell>
          <table:table-cell table:formula="oooc:=[.G6]/[.B6]" office:value-type="float" office:value="0.586033117350612">
            <text:p>0.59</text:p>
          </table:table-cell>
          <table:table-cell table:formula="oooc:=[.R6]/[.B6]" office:value-type="float" office:value="133686.393088553">
            <text:p>133686.39</text:p>
          </table:table-cell>
          <table:table-cell table:number-columns-repeated="16"/>
        </table:table-row>
        <table:table-row table:style-name="ro1">
          <table:table-cell table:formula="oooc:=[.A36]" office:value-type="string" office:string-value="209_db">
            <text:p>209_db</text:p>
          </table:table-cell>
          <table:table-cell table:formula="oooc:=[.H44]" office:value-type="float" office:value="1328517.68507638">
            <text:p>1328517.69</text:p>
          </table:table-cell>
          <table:table-cell table:formula="oooc:=[.D44]+[.E44]" office:value-type="float" office:value="5739554.05405405">
            <text:p>5739554.05</text:p>
          </table:table-cell>
          <table:table-cell table:formula="oooc:=[.F7]/[.B7]" office:value-type="float" office:value="1.46768507638073">
            <text:p>1.47</text:p>
          </table:table-cell>
          <table:table-cell table:formula="oooc:=[.G7]/[.B7]" office:value-type="float" office:value="5.81198589894242">
            <text:p>5.81</text:p>
          </table:table-cell>
          <table:table-cell table:formula="oooc:=[.R7]/[.B7]" office:value-type="float" office:value="2015319.38895417">
            <text:p>2015319.39</text:p>
          </table:table-cell>
          <table:table-cell table:number-columns-repeated="16"/>
        </table:table-row>
        <table:table-row table:style-name="ro1">
          <table:table-cell table:formula="oooc:=[.A37]" office:value-type="string" office:string-value="213_javac">
            <text:p>213_javac</text:p>
          </table:table-cell>
          <table:table-cell table:formula="oooc:=[.H45]" office:value-type="float" office:value="54.7092547092547">
            <text:p>54.71</text:p>
          </table:table-cell>
          <table:table-cell table:formula="oooc:=[.D45]+[.E45]" office:value-type="float" office:value="38667836.9369369">
            <text:p>38667836.94</text:p>
          </table:table-cell>
          <table:table-cell table:formula="oooc:=[.F8]/[.B8]" office:value-type="float" office:value="0.171990171990172">
            <text:p>0.17</text:p>
          </table:table-cell>
          <table:table-cell table:formula="oooc:=[.G8]/[.B8]" office:value-type="float" office:value="3.54873054873055">
            <text:p>3.55</text:p>
          </table:table-cell>
          <table:table-cell table:formula="oooc:=[.R8]/[.B8]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formula="oooc:=[.A38]" office:value-type="string" office:string-value="222_mpegaudio">
            <text:p>222_mpegaudio</text:p>
          </table:table-cell>
          <table:table-cell table:formula="oooc:=[.H46]" office:value-type="float" office:value="287.044145873321">
            <text:p>287.04</text:p>
          </table:table-cell>
          <table:table-cell table:formula="oooc:=[.D46]+[.E46]" office:value-type="float" office:value="3975.23992322457">
            <text:p>3975.24</text:p>
          </table:table-cell>
          <table:table-cell table:formula="oooc:=[.F9]/[.B9]" office:value-type="float" office:value="0.00575815738963536">
            <text:p>0.01</text:p>
          </table:table-cell>
          <table:table-cell table:formula="oooc:=[.G9]/[.B9]" office:value-type="float" office:value="3.27159309021113">
            <text:p>3.27</text:p>
          </table:table-cell>
          <table:table-cell table:formula="oooc:=[.R9]/[.B9]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formula="oooc:=[.A39]" office:value-type="string" office:string-value="228_jack">
            <text:p>228_jack</text:p>
          </table:table-cell>
          <table:table-cell table:formula="oooc:=[.H47]" office:value-type="float" office:value="1815262.99093656">
            <text:p>1815262.99</text:p>
          </table:table-cell>
          <table:table-cell table:formula="oooc:=[.D47]+[.E47]" office:value-type="float" office:value="9654438.97280967">
            <text:p>9654438.97</text:p>
          </table:table-cell>
          <table:table-cell table:formula="oooc:=[.F10]/[.B10]" office:value-type="float" office:value="1.38519637462236">
            <text:p>1.39</text:p>
          </table:table-cell>
          <table:table-cell table:formula="oooc:=[.G10]/[.B10]" office:value-type="float" office:value="6.88821752265861">
            <text:p>6.89</text:p>
          </table:table-cell>
          <table:table-cell table:formula="oooc:=[.R10]/[.B10]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2">
          <table:table-cell/>
          <table:table-cell office:value-type="string">
            <text:p>NORMALIZED t</text:p>
          </table:table-cell>
          <table:table-cell office:value-type="string">
            <text:p>NORMALIZED NT w</text:p>
          </table:table-cell>
          <table:table-cell office:value-type="string">
            <text:p>NORMALIZED T w</text:p>
          </table:table-cell>
          <table:table-cell/>
          <table:table-cell office:value-type="string">
            <text:p>Trans component</text:p>
          </table:table-cell>
          <table:table-cell office:value-type="string">
            <text:p>NT component</text:p>
          </table:table-cell>
          <table:table-cell office:value-type="string">
            <text:p>T w component</text:p>
          </table:table-cell>
          <table:table-cell office:value-type="string">
            <text:p>predicted ttl</text:p>
          </table:table-cell>
          <table:table-cell office:value-type="string">
            <text:p>actual ttl</text:p>
          </table:table-cell>
          <table:table-cell office:value-type="string">
            <text:p>error</text:p>
          </table:table-cell>
          <table:table-cell table:number-columns-repeated="11"/>
        </table:table-row>
        <table:table-row table:style-name="ro1">
          <table:table-cell table:formula="oooc:=[.A50]" office:value-type="string" office:string-value="202_jess">
            <text:p>202_jess</text:p>
          </table:table-cell>
          <table:table-cell table:style-name="ce2" table:formula="oooc:=[.H42]/MAX([.$H$42:.$H$47])" office:value-type="float" office:value="0.224990233433195">
            <text:p>0.22499</text:p>
          </table:table-cell>
          <table:table-cell table:style-name="ce2" table:formula="oooc:=[.C42]/MAX([.$C$42:.$C$47])" office:value-type="float" office:value="0.104860902693093">
            <text:p>0.10486</text:p>
          </table:table-cell>
          <table:table-cell table:style-name="ce2" table:formula="oooc:=[.E42]/MAX([.$E$42:.$E$47])" office:value-type="float" office:value="0.00190368001797872">
            <text:p>0.00190</text:p>
          </table:table-cell>
          <table:table-cell/>
          <table:table-cell table:style-name="ce3" table:formula="oooc:=[.H42]*0.000000859+([.D42]+[.E42])*0.000000004" office:value-type="float" office:value="0.363083827963272">
            <text:p>0.3631</text:p>
          </table:table-cell>
          <table:table-cell table:style-name="ce3" table:formula="oooc:=[.C42]*0.0000000635 + [.B42]*0.0000000024" office:value-type="float" office:value="0.321530968005008">
            <text:p>0.3215</text:p>
          </table:table-cell>
          <table:table-cell table:style-name="ce3" table:formula="oooc:=[.E42]*0.000000123 + ([.E42]*[.P5])*0.00000000026" office:value-type="float" office:value="0.00796487837228714">
            <text:p>0.0080</text:p>
          </table:table-cell>
          <table:table-cell table:formula="oooc:=SUM([.F58:.H58])" office:value-type="float" office:value="0.692579674340568">
            <text:p>0.69</text:p>
          </table:table-cell>
          <table:table-cell table:formula="oooc:=[.I42]" office:value-type="float" office:value="2.15776293823038">
            <text:p>2.16</text:p>
          </table:table-cell>
          <table:table-cell table:formula="oooc:=([.I58]-[.J58])/[.J58]" office:value-type="float" office:value="-0.679028839512572">
            <text:p>-0.68</text:p>
          </table:table-cell>
          <table:table-cell table:number-columns-repeated="11"/>
        </table:table-row>
        <table:table-row table:style-name="ro1">
          <table:table-cell table:formula="oooc:=[.A51]" office:value-type="string" office:string-value="205_raytrace">
            <text:p>205_raytrace</text:p>
          </table:table-cell>
          <table:table-cell table:style-name="ce2" table:formula="oooc:=[.H43]/MAX([.$H$42:.$H$47])" office:value-type="float" office:value="0.000165661914502788">
            <text:p>0.00017</text:p>
          </table:table-cell>
          <table:table-cell table:style-name="ce2" table:formula="oooc:=[.C43]/MAX([.$C$42:.$C$47])" office:value-type="float" office:value="0.0933340968530231">
            <text:p>0.09333</text:p>
          </table:table-cell>
          <table:table-cell table:style-name="ce2" table:formula="oooc:=[.E43]/MAX([.$E$42:.$E$47])" office:value-type="float" office:value="0.0137342231691184">
            <text:p>0.01373</text:p>
          </table:table-cell>
          <table:table-cell/>
          <table:table-cell table:style-name="ce3" table:formula="oooc:=[.H43]*0.000000859+([.D43]+[.E43])*0.000000004" office:value-type="float" office:value="0.00235900899928006">
            <text:p>0.0024</text:p>
          </table:table-cell>
          <table:table-cell table:style-name="ce3" table:formula="oooc:=[.C43]*0.0000000635 + [.B43]*0.0000000024" office:value-type="float" office:value="0.291800014737221">
            <text:p>0.2918</text:p>
          </table:table-cell>
          <table:table-cell table:style-name="ce3" table:formula="oooc:=[.E43]*0.000000123 + ([.E43]*[.P6])*0.00000000026" office:value-type="float" office:value="0.0168022905422606">
            <text:p>0.0168</text:p>
          </table:table-cell>
          <table:table-cell table:formula="oooc:=SUM([.F59:.H59])" office:value-type="float" office:value="0.310961314278762">
            <text:p>0.31</text:p>
          </table:table-cell>
          <table:table-cell table:formula="oooc:=[.I43]" office:value-type="float" office:value="0.586033117350612">
            <text:p>0.59</text:p>
          </table:table-cell>
          <table:table-cell table:formula="oooc:=([.I59]-[.J59])/[.J59]" office:value-type="float" office:value="-0.469379280671744">
            <text:p>-0.47</text:p>
          </table:table-cell>
          <table:table-cell table:number-columns-repeated="11"/>
        </table:table-row>
        <table:table-row table:style-name="ro1">
          <table:table-cell table:formula="oooc:=[.A52]" office:value-type="string" office:string-value="209_db">
            <text:p>209_db</text:p>
          </table:table-cell>
          <table:table-cell table:style-name="ce2" table:formula="oooc:=[.H44]/MAX([.$H$42:.$H$47])" office:value-type="float" office:value="0.731859621283279">
            <text:p>0.73186</text:p>
          </table:table-cell>
          <table:table-cell table:style-name="ce2" table:formula="oooc:=[.C44]/MAX([.$C$42:.$C$47])" office:value-type="float" office:value="0.0255401874073956">
            <text:p>0.02554</text:p>
          </table:table-cell>
          <table:table-cell table:style-name="ce2" table:formula="oooc:=[.E44]/MAX([.$E$42:.$E$47])" office:value-type="float" office:value="0.0407782301229135">
            <text:p>0.04078</text:p>
          </table:table-cell>
          <table:table-cell/>
          <table:table-cell table:style-name="ce3" table:formula="oooc:=[.H44]*0.000000859+([.D44]+[.E44])*0.000000004" office:value-type="float" office:value="1.16415490769683">
            <text:p>1.1642</text:p>
          </table:table-cell>
          <table:table-cell table:style-name="ce3" table:formula="oooc:=[.C44]*0.0000000635 + [.B44]*0.0000000024" office:value-type="float" office:value="0.106354630846063">
            <text:p>0.1064</text:p>
          </table:table-cell>
          <table:table-cell table:style-name="ce3" table:formula="oooc:=[.E44]*0.000000123 + ([.E44]*[.P7])*0.00000000026" office:value-type="float" office:value="3.82338413264183">
            <text:p>3.8234</text:p>
          </table:table-cell>
          <table:table-cell table:formula="oooc:=SUM([.F60:.H60])" office:value-type="float" office:value="5.09389367118472">
            <text:p>5.09</text:p>
          </table:table-cell>
          <table:table-cell table:formula="oooc:=[.I44]" office:value-type="float" office:value="5.81198589894242">
            <text:p>5.81</text:p>
          </table:table-cell>
          <table:table-cell table:formula="oooc:=([.I60]-[.J60])/[.J60]" office:value-type="float" office:value="-0.123553676874606">
            <text:p>-0.12</text:p>
          </table:table-cell>
          <table:table-cell table:number-columns-repeated="11"/>
        </table:table-row>
        <table:table-row table:style-name="ro1">
          <table:table-cell table:formula="oooc:=[.A53]" office:value-type="string" office:string-value="213_javac">
            <text:p>213_javac</text:p>
          </table:table-cell>
          <table:table-cell table:style-name="ce2" table:formula="oooc:=[.H45]/MAX([.$H$42:.$H$47])" office:value-type="float" office:value="0.0000301384730380188">
            <text:p>0.00003</text:p>
          </table:table-cell>
          <table:table-cell table:style-name="ce2" table:formula="oooc:=[.C45]/MAX([.$C$42:.$C$47])" office:value-type="float" office:value="0.000206468529638924">
            <text:p>0.00021</text:p>
          </table:table-cell>
          <table:table-cell table:style-name="ce2" table:formula="oooc:=[.E45]/MAX([.$E$42:.$E$47])" office:value-type="float" office:value="1">
            <text:p>1.00000</text:p>
          </table:table-cell>
          <table:table-cell/>
          <table:table-cell table:style-name="ce3" table:formula="oooc:=[.H45]*0.000000859+([.D45]+[.E45])*0.000000004" office:value-type="float" office:value="0.154718342997543">
            <text:p>0.1547</text:p>
          </table:table-cell>
          <table:table-cell table:style-name="ce3" table:formula="oooc:=[.C45]*0.0000000635 + [.B45]*0.0000000024" office:value-type="float" office:value="0.000543131048321048">
            <text:p>0.0005</text:p>
          </table:table-cell>
          <table:table-cell table:style-name="ce3" table:formula="oooc:=[.E45]*0.000000123 + ([.E45]*[.P8])*0.00000000026" office:value-type="float" office:value="4.30400032690319">
            <text:p>4.3040</text:p>
          </table:table-cell>
          <table:table-cell table:formula="oooc:=SUM([.F61:.H61])" office:value-type="float" office:value="4.45926180094906">
            <text:p>4.46</text:p>
          </table:table-cell>
          <table:table-cell table:formula="oooc:=[.I45]" office:value-type="float" office:value="3.54873054873055">
            <text:p>3.55</text:p>
          </table:table-cell>
          <table:table-cell table:formula="oooc:=([.I61]-[.J61])/[.J61]" office:value-type="float" office:value="0.256579427407985">
            <text:p>0.26</text:p>
          </table:table-cell>
          <table:table-cell table:number-columns-repeated="11"/>
        </table:table-row>
        <table:table-row table:style-name="ro1">
          <table:table-cell table:formula="oooc:=[.A54]" office:value-type="string" office:string-value="222_mpegaudio">
            <text:p>222_mpegaudio</text:p>
          </table:table-cell>
          <table:table-cell table:style-name="ce2" table:formula="oooc:=[.H46]/MAX([.$H$42:.$H$47])" office:value-type="float" office:value="0.000158128132015309">
            <text:p>0.00016</text:p>
          </table:table-cell>
          <table:table-cell table:style-name="ce2" table:formula="oooc:=[.C46]/MAX([.$C$42:.$C$47])" office:value-type="float" office:value="1">
            <text:p>1.00000</text:p>
          </table:table-cell>
          <table:table-cell table:style-name="ce2" table:formula="oooc:=[.E46]/MAX([.$E$42:.$E$47])" office:value-type="float" office:value="0.000083362245717963">
            <text:p>0.00008</text:p>
          </table:table-cell>
          <table:table-cell/>
          <table:table-cell table:style-name="ce3" table:formula="oooc:=[.H46]*0.000000859+([.D46]+[.E46])*0.000000004" office:value-type="float" office:value="0.000262471880998081">
            <text:p>0.0003</text:p>
          </table:table-cell>
          <table:table-cell table:style-name="ce3" table:formula="oooc:=[.C46]*0.0000000635 + [.B46]*0.0000000024" office:value-type="float" office:value="2.96599936212092">
            <text:p>2.9660</text:p>
          </table:table-cell>
          <table:table-cell table:style-name="ce3" table:formula="oooc:=[.E46]*0.000000123 + ([.E46]*[.P9])*0.00000000026" office:value-type="float" office:value="0.000154928705950096">
            <text:p>0.0002</text:p>
          </table:table-cell>
          <table:table-cell table:formula="oooc:=SUM([.F62:.H62])" office:value-type="float" office:value="2.96641676270787">
            <text:p>2.97</text:p>
          </table:table-cell>
          <table:table-cell table:formula="oooc:=[.I46]" office:value-type="float" office:value="3.27159309021113">
            <text:p>3.27</text:p>
          </table:table-cell>
          <table:table-cell table:formula="oooc:=([.I62]-[.J62])/[.J62]" office:value-type="float" office:value="-0.0932806492397768">
            <text:p>-0.09</text:p>
          </table:table-cell>
          <table:table-cell table:number-columns-repeated="11"/>
        </table:table-row>
        <table:table-row table:style-name="ro1">
          <table:table-cell table:formula="oooc:=[.A55]" office:value-type="string" office:string-value="228_jack">
            <text:p>228_jack</text:p>
          </table:table-cell>
          <table:table-cell table:style-name="ce2" table:formula="oooc:=[.H47]/MAX([.$H$42:.$H$47])" office:value-type="float" office:value="1">
            <text:p>1.00000</text:p>
          </table:table-cell>
          <table:table-cell table:style-name="ce2" table:formula="oooc:=[.C47]/MAX([.$C$42:.$C$47])" office:value-type="float" office:value="0.152667450156015">
            <text:p>0.15267</text:p>
          </table:table-cell>
          <table:table-cell table:style-name="ce2" table:formula="oooc:=[.E47]/MAX([.$E$42:.$E$47])" office:value-type="float" office:value="0.18483360724464">
            <text:p>0.18483</text:p>
          </table:table-cell>
          <table:table-cell/>
          <table:table-cell table:style-name="ce3" table:formula="oooc:=[.H47]*0.000000859+([.D47]+[.E47])*0.000000004" office:value-type="float" office:value="1.59792866510574">
            <text:p>1.5979</text:p>
          </table:table-cell>
          <table:table-cell table:style-name="ce3" table:formula="oooc:=[.C47]*0.0000000635 + [.B47]*0.0000000024" office:value-type="float" office:value="0.40529101847432">
            <text:p>0.4053</text:p>
          </table:table-cell>
          <table:table-cell table:style-name="ce3" table:formula="oooc:=[.E47]*0.000000123 + ([.E47]*[.P10])*0.00000000026" office:value-type="float" office:value="0.221054585978248">
            <text:p>0.2211</text:p>
          </table:table-cell>
          <table:table-cell table:formula="oooc:=SUM([.F63:.H63])" office:value-type="float" office:value="2.22427426955831">
            <text:p>2.22</text:p>
          </table:table-cell>
          <table:table-cell table:formula="oooc:=[.I47]" office:value-type="float" office:value="6.88821752265861">
            <text:p>6.89</text:p>
          </table:table-cell>
          <table:table-cell table:formula="oooc:=([.I63]-[.J63])/[.J63]" office:value-type="float" office:value="-0.677090007357982">
            <text:p>-0.68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Andale Sans UI" style:language-asian="zxx" style:country-asian="none" style:font-name-complex="Bitstream Vera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6">
      <number:number number:decimal-places="1" number:min-integer-digits="1"/>
      <number:text>%</number:text>
    </number:percentage-style>
    <number:number-style style:name="N107">
      <number:number number:decimal-places="5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5">05/25/2007</text:date>, <text:time>08:0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6$Build-9155</meta:generator>
    <meta:initial-creator>C. Ananian</meta:initial-creator>
    <meta:creation-date>2007-05-23T19:50:55</meta:creation-date>
    <dc:creator>C. Ananian</dc:creator>
    <dc:date>2007-05-25T08:04:55</dc:date>
    <meta:printed-by>C. Ananian</meta:printed-by>
    <meta:print-date>2007-05-23T20:32:57</meta:print-date>
    <dc:language>en-US</dc:language>
    <meta:editing-cycles>10</meta:editing-cycles>
    <meta:editing-duration>P1DT12H14M3S</meta:editing-duration>
    <meta:user-defined meta:name="Info 1"/>
    <meta:user-defined meta:name="Info 2"/>
    <meta:user-defined meta:name="Info 3"/>
    <meta:user-defined meta:name="Info 4"/>
    <meta:document-statistic meta:table-count="3" meta:cell-count="456"/>
  </office:meta>
</office:document-meta>
</file>